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for APS Presentation</text:p>
      <text:p text:style-name="P2"/>
      <text:p text:style-name="P2"><text:tab/>Hello! My name is Sam Dunham and I am a 5<text:span text:style-name="T1">th</text:span> year Ph.D candidate at Vanderbilt University. Thank you for taking time to check out my poster, which focuses on recent developments in our group's effort to develop a code for simulating core-collapse supernovae under the conformally-flat approximation to general relativity with high-order, finite element methods. Please focus your attention now on the box labeled, “Background/Motivation”.</text:p>
      <text:p text:style-name="P2"/>
      <text:p text:style-name="P2"><text:tab/>The precise details of how the explosion proceeds remains an open question. We seek to further understand the explosion mechanism and the observables these supernovae produce. To that end, we are developing thornado, a software toolkit for solving the equations of radiation-hydrodynamics and gravity. Please now focus your attention on the box labeled, “Relevant Equations”.</text:p>
      <text:p text:style-name="P2"/>
      <text:p text:style-name="P2"><text:tab/>We solve a coupled system of equations that includes the conformally-flat Einstein field equations, the conservation of baryon number, the conservation of energy and momentum for the stellar fluid and for the neutrinos, and the evolution of the electron number. Please now focus on the middle box, labeled, “thornado”.</text:p>
      <text:p text:style-name="P2"/>
      <text:p text:style-name="P2"><text:tab/>thornado stands for the toolkit for high-order neutrino-radiation hydrodynamics, and it is publicly available on github at the link shown. thornado assumes the conformally-flat approximation to general relativity, which has been shown to to be valid for slowly-rotating progenitors. The essence of the approximation is that the gravitational wave degrees of freedom are removed, which implies that their influence on the dynamics is neglected. The gravitational waveforms produced by the explosion can still be obtained via post-processing.</text:p>
      <text:p text:style-name="P2"/>
      <text:p text:style-name="P2"><text:tab/>thornado uses the discontinuous Galerkin, or DG, method to evolve the hydrodynamics and the neutrino angular moments. The DG method is a finite-element method that involves discretizing the domain into a collection of elements and approximating the solution in each element as a polynomial. Since the polynomials are local, they can be discontinuous at element interfaces, and this poses a problem for conservation. To remedy this, DG methods use a numerical flux, which is a sort of averaging of the fluxes on either side of an interface. thornado uses an approximate Riemann solver to compute the numerical fluxes. See the first cartoon for a graphical depiction of the DG method.</text:p>
      <text:p text:style-name="P2"/>
      <text:p text:style-name="P2"><text:tab/>Since gravity is smooth we use a continuous Galerkin, or CG, method to evolve the spacetime fields associated with the conformally-flat approximation. The CG method is also a finite-element method, except that the CG method demands the solution be continuous across element interfaces. See the second cartoon for a graphical depiction of the CG method. Please now focus on the right-most box, labeled, “Results”.</text:p>
      <text:p text:style-name="P2"/>
      <text:p text:style-name="P2"><text:tab/>The first problem we show results from is the self-similar collapse of a homologous stellar core assuming a polytropic equation of state. The figure shows snapshots of the system at different decades of central densities, from 10^10-10^14 grams per cubic centimeter. The top-left panel shows the density, the top-right panel shows the fluid velocity, the bottom left panel shows the conformal factor and the lapse function, and the bottom right panel shows the shift vector. The lower panels are fields evolved in the conformally-flat approximation. The degree by which the conformal factor deviates from unity is a proxy for how relativistic the system is. It can be seen that the evolution remains self-similar. Click on the “Link to Movie” link to see an animation. This problem demonstrates that we have successfully coupled the hydrodynamics to the gravity. These results can be compared with their Newtonian counterparts in reference 2.</text:p>
      <text:p text:style-name="P2"><text:soft-page-break/></text:p>
      <text:p text:style-name="P2"><text:tab/>The second problem we show results from is the adiabatic collapse of the inner 8000 km of a realistic 15 Solar mass progenitor. This problem uses a tabulated, nuclear equation of state as implemented in weaklib, which is also publicly available on github at the link shown. The left plot shows the same fields as in the self-similar collapse figure. Here the structure of the progenitor can be seen by the small wiggles in the density and velocity fields. The figure on the right shows the evolution of the specific entropy and the electron fraction. Since this is adiabatic collapse, the initial profiles of these fields simply advect inwards with the fluid velocity. These results can be compared with their Newtonian counterparts in reference 5.</text:p>
      <text:p text:style-name="P2"/>
      <text:p text:style-name="P2"><text:tab/>The final problem we show results from is the streaming doppler shift. The setup is that the neutrinos are moving through a spatially-varying velocity field, and so in the frame comoving with the fluid, the energy spectrum of the neutrinos will be doppler shifted. This is a special relativistic problem and we find good agreement with the analytic result. Please now focus on the box labeled, Summary/Conclusions.</text:p>
      <text:p text:style-name="P2"/>
      <text:p text:style-name="P2"><text:tab/>To summarize, thornado is a software framework for solving the equations of neutrino-radiation hydrodynamics and gravity, using high-order finite-element methods, which we have shown to be suitable for core-collapse supernova simulations. thornado can evolve the hydrodynamics with dynamical spacetimes and tabulated, nuclear equations of state, and can also evolve neutrinos in special relativity. For future work, we are working on a more sophisticated bound-enforcing limiter so that we can evolve the adiabatic collapse problem further. We are also upgrading the neutrino transport solver to work in general relativistic situations, and coupling that to the hydrodynamics and gravity solvers. We will also incorporate magnetic fields. Finally, we will do core-collapse supernova simul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uel Dunham</meta:initial-creator>
    <meta:creation-date>2021-04-07T09:43:15</meta:creation-date>
    <dc:date>2021-04-07T14:22:04</dc:date>
    <dc:creator>Samuel Dunham</dc:creator>
    <meta:editing-duration>PT2H23M15S</meta:editing-duration>
    <meta:editing-cycles>14</meta:editing-cycles>
    <meta:generator>OpenOffice/4.1.7$Unix OpenOffice.org_project/417m1$Build-9800</meta:generator>
    <meta:document-statistic meta:table-count="0" meta:image-count="0" meta:object-count="0" meta:page-count="2" meta:paragraph-count="11" meta:word-count="877" meta:character-count="5700"/>
  </office:meta>
</office:document-meta>
</file>